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2ac7b" officeooo:paragraph-rsid="0012ac7b"/>
    </style:style>
    <style:style style:name="P2" style:family="paragraph" style:parent-style-name="Standard">
      <style:text-properties officeooo:paragraph-rsid="0012ac7b"/>
    </style:style>
    <style:style style:name="P3" style:family="paragraph" style:parent-style-name="Text_20_body">
      <style:text-properties officeooo:paragraph-rsid="0012ac7b"/>
    </style:style>
    <style:style style:name="P4" style:family="paragraph" style:parent-style-name="Text_20_body">
      <style:text-properties officeooo:rsid="0012ac7b" officeooo:paragraph-rsid="0012ac7b"/>
    </style:style>
    <style:style style:name="T1" style:family="text">
      <style:text-properties officeooo:rsid="00122f48"/>
    </style:style>
    <style:style style:name="T2" style:family="text">
      <style:text-properties officeooo:rsid="0012ac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text:span>n your JShell session, you've assigned the StringBuffer object s1 to the variable s2 using the statement StringBuffer s2 = s1. However, it's important to note that this does not create a new StringBuffer object. Instead, it creates a new reference s2 that points to the same StringBuffer object as s1. This means that both s1 and s2 refer to the same object in memory, and any changes made to one variable will be reflected in the other.</text:p>
      <text:p text:style-name="Standard"/>
      <text:p text:style-name="Standard"/>
      <text:p text:style-name="Standard"/>
      <text:p text:style-name="P1">#StringBuilder</text:p>
      <text:p text:style-name="Text_20_body"><text:span text:style-name="Source_20_Text">StringBuilder</text:span> is a class in Java that provides support for mutable sequences of characters. It is similar to the <text:span text:style-name="Source_20_Text">StringBuffer</text:span> class but is not synchronized, making it more efficient in single-threaded scenarios where thread safety is not a concern.</text:p>
      <text:p text:style-name="Text_20_body"><text:span text:style-name="Source_20_Text">StringBuilder</text:span> allows you to create and manipulate strings efficiently. It provides methods for appending, inserting, deleting, and replacing characters in the sequence. Unlike <text:span text:style-name="Source_20_Text">String</text:span>, which is immutable (its value cannot be changed once it is created), <text:span text:style-name="Source_20_Text">StringBuilder</text:span> allows you to modify the contents of the string without creating a new object.</text:p>
      <text:p text:style-name="Text_20_body">Here's a simple example of using <text:span text:style-name="Source_20_Text">StringBuilder</text:span>:</text:p>
      <text:p text:style-name="Standard">StringBuilder sb = new StringBuilder("Hello");</text:p>
      <text:p text:style-name="Standard">sb.append(" World");</text:p>
      <text:p text:style-name="Standard">System.out.println(sb.toString()); // Output: Hello World</text:p>
      <text:p text:style-name="Standard"/>
      <text:p text:style-name="Text_20_body">In this example, <text:span text:style-name="Source_20_Text">sb</text:span> is a <text:span text:style-name="Source_20_Text">StringBuilder</text:span> object initialized with the value "Hello". The <text:span text:style-name="Source_20_Text">append</text:span> method is used to add the string " World" to the end of the sequence, resulting in the final value "Hello World".</text:p>
      <text:p text:style-name="P2"><text:span text:style-name="T2">Q.</text:span>what is tostring in above program</text:p>
      <text:p text:style-name="P2"/>
      <text:p text:style-name="P3">In the above program, <text:span text:style-name="Source_20_Text">toString()</text:span> is a method call on the <text:span text:style-name="Source_20_Text">StringBuilder</text:span> object <text:span text:style-name="Source_20_Text">sb</text:span>. The <text:span text:style-name="Source_20_Text">toString()</text:span> method returns the string representation of the <text:span text:style-name="Source_20_Text">StringBuilder</text:span> object's current contents.</text:p>
      <text:p text:style-name="Text_20_body">In the context of the program:</text:p>
      <text:p text:style-name="P2">System.out.println(sb.toString()); // Output: Hello World</text:p>
      <text:p text:style-name="P1"/>
      <text:p text:style-name="P4">The <text:span text:style-name="Source_20_Text">toString()</text:span> method is called on the <text:span text:style-name="Source_20_Text">sb</text:span> object to convert its contents to a <text:span text:style-name="Source_20_Text">String</text:span>, which is then passed to <text:span text:style-name="Source_20_Text">System.out.println()</text:span> to print it to the console. This allows you to view the current state of the <text:span text:style-name="Source_20_Text">StringBuilder</text:span> object as a <text:span text:style-name="Source_20_Text">String</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20:11:22.442671343</meta:creation-date>
    <dc:date>2024-03-01T23:44:55.396979589</dc:date>
    <meta:editing-duration>PT17M12S</meta:editing-duration>
    <meta:editing-cycles>2</meta:editing-cycles>
    <meta:generator>LibreOffice/7.6.4.1$Linux_X86_64 LibreOffice_project/60$Build-1</meta:generator>
    <meta:document-statistic meta:table-count="0" meta:image-count="0" meta:object-count="0" meta:page-count="1" meta:paragraph-count="14" meta:word-count="312" meta:character-count="1969" meta:non-whitespace-character-count="1671"/>
  </office:meta>
</office:document-meta>
</file>